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3.131cm"/>
    </style:style>
    <style:style style:name="co10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1"/>
        <table:table-column table:style-name="co6" table:default-cell-style-name="ce4"/>
        <table:table-column table:style-name="co7" table:default-cell-style-name="ce4"/>
        <table:table-column table:style-name="co8" table:default-cell-style-name="ce2"/>
        <table:table-column table:style-name="co9" table:default-cell-style-name="Default"/>
        <table:table-column table:style-name="co9" table:default-cell-style-name="ce1"/>
        <table:table-column table:style-name="co10" table:default-cell-style-name="ce2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TXN TYPE</text:p>
          </table:table-cell>
          <table:table-cell table:style-name="ce1" office:value-type="string" calcext:value-type="string">
            <text:p>Name of Sales</text:p>
          </table:table-cell>
          <table:table-cell table:style-name="ce1" office:value-type="string" calcext:value-type="string">
            <text:p>Customer_ID</text:p>
          </table:table-cell>
          <table:table-cell table:style-name="ce1" office:value-type="string" calcext:value-type="string">
            <text:p>Customer Name</text:p>
          </table:table-cell>
          <table:table-cell office:value-type="string" calcext:value-type="string">
            <text:p>Customer Type Name</text:p>
          </table:table-cell>
          <table:table-cell table:style-name="Default" office:value-type="string" calcext:value-type="string">
            <text:p>Customer City</text:p>
          </table:table-cell>
          <table:table-cell table:style-name="Default" office:value-type="string" calcext:value-type="string">
            <text:p>Item code</text:p>
          </table:table-cell>
          <table:table-cell table:style-name="ce1" office:value-type="string" calcext:value-type="string">
            <text:p>Item Name</text:p>
          </table:table-cell>
          <table:table-cell office:value-type="string" calcext:value-type="string">
            <text:p>item brand name</text:p>
          </table:table-cell>
          <table:table-cell office:value-type="string" calcext:value-type="string">
            <text:p>item type name</text:p>
          </table:table-cell>
          <table:table-cell table:style-name="ce1" office:value-type="string" calcext:value-type="string">
            <text:p>item made</text:p>
          </table:table-cell>
          <table:table-cell table:style-name="ce5" office:value-type="string" calcext:value-type="string">
            <text:p>TXN NO</text:p>
          </table:table-cell>
          <table:table-cell table:style-name="ce5" office:value-type="string" calcext:value-type="string">
            <text:p>TXN DATE</text:p>
          </table:table-cell>
          <table:table-cell table:style-name="ce1"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XLR55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New Delhi</text:p>
          </table:table-cell>
          <table:table-cell office:value-type="float" office:value="6441716899478" calcext:value-type="float">
            <text:p>644171689947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173914" calcext:value-type="float">
            <text:p>17391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LQR93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Mumbai</text:p>
          </table:table-cell>
          <table:table-cell office:value-type="float" office:value="8441516699478" calcext:value-type="float">
            <text:p>8441516699478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173915" calcext:value-type="float">
            <text:p>17391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BXY12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Bengaluru</text:p>
          </table:table-cell>
          <table:table-cell office:value-type="float" office:value="9442118787430" calcext:value-type="float">
            <text:p>9442118787430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173916" calcext:value-type="float">
            <text:p>17391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Aisha</text:p>
          </table:table-cell>
          <table:table-cell office:value-type="string" calcext:value-type="string">
            <text:p>MZT45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Kolkata</text:p>
          </table:table-cell>
          <table:table-cell office:value-type="float" office:value="6341416727459" calcext:value-type="float">
            <text:p>6341416727459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173917" calcext:value-type="float">
            <text:p>17391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JHR87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ennai</text:p>
          </table:table-cell>
          <table:table-cell office:value-type="float" office:value="8241518766590" calcext:value-type="float">
            <text:p>8241518766590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173918" calcext:value-type="float">
            <text:p>17391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QKT5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Hyderabad</text:p>
          </table:table-cell>
          <table:table-cell office:value-type="float" office:value="7341928778412" calcext:value-type="float">
            <text:p>7341928778412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173919" calcext:value-type="float">
            <text:p>17391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CWP09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une</text:p>
          </table:table-cell>
          <table:table-cell office:value-type="float" office:value="7541396729037" calcext:value-type="float">
            <text:p>754139672903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173920" calcext:value-type="float">
            <text:p>17392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HNF61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Ahmedabad</text:p>
          </table:table-cell>
          <table:table-cell office:value-type="float" office:value="6141388290742" calcext:value-type="float">
            <text:p>6141388290742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173921" calcext:value-type="float">
            <text:p>17392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PTU34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Jaipur</text:p>
          </table:table-cell>
          <table:table-cell office:value-type="float" office:value="8941776299350" calcext:value-type="float">
            <text:p>8941776299350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173922" calcext:value-type="float">
            <text:p>17392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DYS22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Lucknow</text:p>
          </table:table-cell>
          <table:table-cell office:value-type="float" office:value="9441718896422" calcext:value-type="float">
            <text:p>9441718896422</text:p>
          </table:table-cell>
          <table:table-cell office:value-type="string" calcext:value-type="string">
            <text:p>USB Flash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173923" calcext:value-type="float">
            <text:p>17392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FRA71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Surat</text:p>
          </table:table-cell>
          <table:table-cell office:value-type="float" office:value="6341816934710" calcext:value-type="float">
            <text:p>6341816934710</text:p>
          </table:table-cell>
          <table:table-cell office:value-type="string" calcext:value-type="string">
            <text:p>Power Bank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173924" calcext:value-type="float">
            <text:p>173924</text:p>
          </table:table-cell>
          <table:table-cell office:value-type="string" calcext:value-type="string">
            <text:p>30-11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TGV88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Chandigarh</text:p>
          </table:table-cell>
          <table:table-cell office:value-type="float" office:value="8441506778994" calcext:value-type="float">
            <text:p>8441506778994</text:p>
          </table:table-cell>
          <table:table-cell office:value-type="string" calcext:value-type="string">
            <text:p>VR Heads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173925" calcext:value-type="float">
            <text:p>173925</text:p>
          </table:table-cell>
          <table:table-cell office:value-type="string" calcext:value-type="string">
            <text:p>14-12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SND14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chi</text:p>
          </table:table-cell>
          <table:table-cell office:value-type="float" office:value="6441728461102" calcext:value-type="float">
            <text:p>6441728461102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173926" calcext:value-type="float">
            <text:p>173926</text:p>
          </table:table-cell>
          <table:table-cell office:value-type="string" calcext:value-type="string">
            <text:p>01-01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Shruti</text:p>
          </table:table-cell>
          <table:table-cell office:value-type="string" calcext:value-type="string">
            <text:p>ZBW39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Indore</text:p>
          </table:table-cell>
          <table:table-cell office:value-type="float" office:value="7341925638719" calcext:value-type="float">
            <text:p>7341925638719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173927" calcext:value-type="float">
            <text:p>173927</text:p>
          </table:table-cell>
          <table:table-cell office:value-type="string" calcext:value-type="string">
            <text:p>03-02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WLO03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Bhopal</text:p>
          </table:table-cell>
          <table:table-cell office:value-type="float" office:value="8241620895347" calcext:value-type="float">
            <text:p>8241620895347</text:p>
          </table:table-cell>
          <table:table-cell office:value-type="string" calcext:value-type="string">
            <text:p>Air Purifi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173928" calcext:value-type="float">
            <text:p>173928</text:p>
          </table:table-cell>
          <table:table-cell office:value-type="string" calcext:value-type="string">
            <text:p>07-03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XLR56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Vadodara</text:p>
          </table:table-cell>
          <table:table-cell office:value-type="float" office:value="6441716899479" calcext:value-type="float">
            <text:p>6441716899479</text:p>
          </table:table-cell>
          <table:table-cell office:value-type="string" calcext:value-type="string">
            <text:p>Electric Kettl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173929" calcext:value-type="float">
            <text:p>173929</text:p>
          </table:table-cell>
          <table:table-cell office:value-type="string" calcext:value-type="string">
            <text:p>21-04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Krish</text:p>
          </table:table-cell>
          <table:table-cell office:value-type="string" calcext:value-type="string">
            <text:p>LQR94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Nagpur</text:p>
          </table:table-cell>
          <table:table-cell office:value-type="float" office:value="8441516699479" calcext:value-type="float">
            <text:p>8441516699479</text:p>
          </table:table-cell>
          <table:table-cell office:value-type="string" calcext:value-type="string">
            <text:p>Hair Dry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173930" calcext:value-type="float">
            <text:p>173930</text:p>
          </table:table-cell>
          <table:table-cell office:value-type="string" calcext:value-type="string">
            <text:p>08-05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BXY1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atna</text:p>
          </table:table-cell>
          <table:table-cell office:value-type="float" office:value="9442118787431" calcext:value-type="float">
            <text:p>9442118787431</text:p>
          </table:table-cell>
          <table:table-cell office:value-type="string" calcext:value-type="string">
            <text:p>Coffee M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173931" calcext:value-type="float">
            <text:p>173931</text:p>
          </table:table-cell>
          <table:table-cell office:value-type="string" calcext:value-type="string">
            <text:p>16-06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MZT4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anpur</text:p>
          </table:table-cell>
          <table:table-cell office:value-type="float" office:value="6341416727460" calcext:value-type="float">
            <text:p>6341416727460</text:p>
          </table:table-cell>
          <table:table-cell office:value-type="string" calcext:value-type="string">
            <text:p>Microwave Oven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173932" calcext:value-type="float">
            <text:p>173932</text:p>
          </table:table-cell>
          <table:table-cell office:value-type="string" calcext:value-type="string">
            <text:p>24-07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JHR88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shik</text:p>
          </table:table-cell>
          <table:table-cell office:value-type="float" office:value="8241518766591" calcext:value-type="float">
            <text:p>8241518766591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173933" calcext:value-type="float">
            <text:p>173933</text:p>
          </table:table-cell>
          <table:table-cell office:value-type="string" calcext:value-type="string">
            <text:p>09-08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QKT57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New Delhi</text:p>
          </table:table-cell>
          <table:table-cell office:value-type="float" office:value="7341928778413" calcext:value-type="float">
            <text:p>7341928778413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173934" calcext:value-type="float">
            <text:p>17393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CWP10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Mumbai</text:p>
          </table:table-cell>
          <table:table-cell office:value-type="float" office:value="7541396729038" calcext:value-type="float">
            <text:p>7541396729038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173935" calcext:value-type="float">
            <text:p>17393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Aisha</text:p>
          </table:table-cell>
          <table:table-cell office:value-type="string" calcext:value-type="string">
            <text:p>HNF62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Bengaluru</text:p>
          </table:table-cell>
          <table:table-cell office:value-type="float" office:value="6141388290743" calcext:value-type="float">
            <text:p>6141388290743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173936" calcext:value-type="float">
            <text:p>17393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PTU35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lkata</text:p>
          </table:table-cell>
          <table:table-cell office:value-type="float" office:value="8941776299351" calcext:value-type="float">
            <text:p>8941776299351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173937" calcext:value-type="float">
            <text:p>17393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DYS2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ennai</text:p>
          </table:table-cell>
          <table:table-cell office:value-type="float" office:value="9441718896423" calcext:value-type="float">
            <text:p>9441718896423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173938" calcext:value-type="float">
            <text:p>17393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FRA72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Hyderabad</text:p>
          </table:table-cell>
          <table:table-cell office:value-type="float" office:value="6341816934711" calcext:value-type="float">
            <text:p>6341816934711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173939" calcext:value-type="float">
            <text:p>17393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TGV89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Pune</text:p>
          </table:table-cell>
          <table:table-cell office:value-type="float" office:value="8441506778995" calcext:value-type="float">
            <text:p>844150677899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173940" calcext:value-type="float">
            <text:p>17394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SND15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Ahmedabad</text:p>
          </table:table-cell>
          <table:table-cell office:value-type="float" office:value="6441728461103" calcext:value-type="float">
            <text:p>6441728461103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173941" calcext:value-type="float">
            <text:p>17394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ZBW40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Jaipur</text:p>
          </table:table-cell>
          <table:table-cell office:value-type="float" office:value="7341925638720" calcext:value-type="float">
            <text:p>7341925638720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173942" calcext:value-type="float">
            <text:p>17394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WLO04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Lucknow</text:p>
          </table:table-cell>
          <table:table-cell office:value-type="float" office:value="8241620895348" calcext:value-type="float">
            <text:p>8241620895348</text:p>
          </table:table-cell>
          <table:table-cell office:value-type="string" calcext:value-type="string">
            <text:p>USB Flash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173943" calcext:value-type="float">
            <text:p>17394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XLR57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Surat</text:p>
          </table:table-cell>
          <table:table-cell office:value-type="float" office:value="6441716899480" calcext:value-type="float">
            <text:p>6441716899480</text:p>
          </table:table-cell>
          <table:table-cell office:value-type="string" calcext:value-type="string">
            <text:p>Power Bank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173944" calcext:value-type="float">
            <text:p>173944</text:p>
          </table:table-cell>
          <table:table-cell office:value-type="string" calcext:value-type="string">
            <text:p>30-11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LQR95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andigarh</text:p>
          </table:table-cell>
          <table:table-cell office:value-type="float" office:value="8441516699480" calcext:value-type="float">
            <text:p>8441516699480</text:p>
          </table:table-cell>
          <table:table-cell office:value-type="string" calcext:value-type="string">
            <text:p>VR Heads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173945" calcext:value-type="float">
            <text:p>173945</text:p>
          </table:table-cell>
          <table:table-cell office:value-type="string" calcext:value-type="string">
            <text:p>14-12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Shruti</text:p>
          </table:table-cell>
          <table:table-cell office:value-type="string" calcext:value-type="string">
            <text:p>BXY14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chi</text:p>
          </table:table-cell>
          <table:table-cell office:value-type="float" office:value="9442118787432" calcext:value-type="float">
            <text:p>9442118787432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173946" calcext:value-type="float">
            <text:p>173946</text:p>
          </table:table-cell>
          <table:table-cell office:value-type="string" calcext:value-type="string">
            <text:p>01-01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MZT47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Indore</text:p>
          </table:table-cell>
          <table:table-cell office:value-type="float" office:value="6341416727461" calcext:value-type="float">
            <text:p>6341416727461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173947" calcext:value-type="float">
            <text:p>173947</text:p>
          </table:table-cell>
          <table:table-cell office:value-type="string" calcext:value-type="string">
            <text:p>03-02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JHR89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Bhopal</text:p>
          </table:table-cell>
          <table:table-cell office:value-type="float" office:value="8241518766592" calcext:value-type="float">
            <text:p>8241518766592</text:p>
          </table:table-cell>
          <table:table-cell office:value-type="string" calcext:value-type="string">
            <text:p>Air Purifi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173948" calcext:value-type="float">
            <text:p>173948</text:p>
          </table:table-cell>
          <table:table-cell office:value-type="string" calcext:value-type="string">
            <text:p>07-03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Krish</text:p>
          </table:table-cell>
          <table:table-cell office:value-type="string" calcext:value-type="string">
            <text:p>QKT58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Vadodara</text:p>
          </table:table-cell>
          <table:table-cell office:value-type="float" office:value="7341928778414" calcext:value-type="float">
            <text:p>7341928778414</text:p>
          </table:table-cell>
          <table:table-cell office:value-type="string" calcext:value-type="string">
            <text:p>Electric Kettl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173949" calcext:value-type="float">
            <text:p>173949</text:p>
          </table:table-cell>
          <table:table-cell office:value-type="string" calcext:value-type="string">
            <text:p>21-04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CWP11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gpur</text:p>
          </table:table-cell>
          <table:table-cell office:value-type="float" office:value="7541396729039" calcext:value-type="float">
            <text:p>7541396729039</text:p>
          </table:table-cell>
          <table:table-cell office:value-type="string" calcext:value-type="string">
            <text:p>Hair Dry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173950" calcext:value-type="float">
            <text:p>173950</text:p>
          </table:table-cell>
          <table:table-cell office:value-type="string" calcext:value-type="string">
            <text:p>08-05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HNF6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Patna</text:p>
          </table:table-cell>
          <table:table-cell office:value-type="float" office:value="6141388290744" calcext:value-type="float">
            <text:p>6141388290744</text:p>
          </table:table-cell>
          <table:table-cell office:value-type="string" calcext:value-type="string">
            <text:p>Coffee M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173951" calcext:value-type="float">
            <text:p>173951</text:p>
          </table:table-cell>
          <table:table-cell office:value-type="string" calcext:value-type="string">
            <text:p>16-06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PTU3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Kanpur</text:p>
          </table:table-cell>
          <table:table-cell office:value-type="float" office:value="8941776299352" calcext:value-type="float">
            <text:p>8941776299352</text:p>
          </table:table-cell>
          <table:table-cell office:value-type="string" calcext:value-type="string">
            <text:p>Microwave Oven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173952" calcext:value-type="float">
            <text:p>173952</text:p>
          </table:table-cell>
          <table:table-cell office:value-type="string" calcext:value-type="string">
            <text:p>24-07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DYS24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shik</text:p>
          </table:table-cell>
          <table:table-cell office:value-type="float" office:value="9441718896424" calcext:value-type="float">
            <text:p>9441718896424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173953" calcext:value-type="float">
            <text:p>173953</text:p>
          </table:table-cell>
          <table:table-cell office:value-type="string" calcext:value-type="string">
            <text:p>09-08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FRA73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ew Delhi</text:p>
          </table:table-cell>
          <table:table-cell office:value-type="float" office:value="6341816934712" calcext:value-type="float">
            <text:p>634181693471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173954" calcext:value-type="float">
            <text:p>17395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Aisha</text:p>
          </table:table-cell>
          <table:table-cell office:value-type="string" calcext:value-type="string">
            <text:p>TGV90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Mumbai</text:p>
          </table:table-cell>
          <table:table-cell office:value-type="float" office:value="8441506778996" calcext:value-type="float">
            <text:p>8441506778996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173955" calcext:value-type="float">
            <text:p>17395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SND16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Bengaluru</text:p>
          </table:table-cell>
          <table:table-cell office:value-type="float" office:value="6441728461104" calcext:value-type="float">
            <text:p>6441728461104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173956" calcext:value-type="float">
            <text:p>17395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ZBW41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lkata</text:p>
          </table:table-cell>
          <table:table-cell office:value-type="float" office:value="7341925638721" calcext:value-type="float">
            <text:p>7341925638721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173957" calcext:value-type="float">
            <text:p>17395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WLO05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Chennai</text:p>
          </table:table-cell>
          <table:table-cell office:value-type="float" office:value="8241620895349" calcext:value-type="float">
            <text:p>8241620895349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173958" calcext:value-type="float">
            <text:p>17395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XLR58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Hyderabad</text:p>
          </table:table-cell>
          <table:table-cell office:value-type="float" office:value="6441716899481" calcext:value-type="float">
            <text:p>6441716899481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173959" calcext:value-type="float">
            <text:p>17395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LQR96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une</text:p>
          </table:table-cell>
          <table:table-cell office:value-type="float" office:value="8441516699481" calcext:value-type="float">
            <text:p>844151669948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173960" calcext:value-type="float">
            <text:p>17396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BXY15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Ahmedabad</text:p>
          </table:table-cell>
          <table:table-cell office:value-type="float" office:value="9442118787433" calcext:value-type="float">
            <text:p>9442118787433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173961" calcext:value-type="float">
            <text:p>17396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MZT48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Jaipur</text:p>
          </table:table-cell>
          <table:table-cell office:value-type="float" office:value="6341416727462" calcext:value-type="float">
            <text:p>6341416727462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173962" calcext:value-type="float">
            <text:p>17396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JHR90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Lucknow</text:p>
          </table:table-cell>
          <table:table-cell office:value-type="float" office:value="8241518766593" calcext:value-type="float">
            <text:p>8241518766593</text:p>
          </table:table-cell>
          <table:table-cell office:value-type="string" calcext:value-type="string">
            <text:p>USB Flash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173963" calcext:value-type="float">
            <text:p>17396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ce2"/>
          <table:table-cell table:style-name="ce4"/>
          <table:table-cell table:style-name="Default" table:number-columns-repeated="3"/>
        </table:table-row>
        <table:table-row table:style-name="ro1" table:number-rows-repeated="8">
          <table:table-cell/>
          <table:table-cell table:style-name="Default" table:number-columns-repeated="7"/>
          <table:table-cell/>
          <table:table-cell table:style-name="Default"/>
          <table:table-cell table:style-name="ce4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 table:style-name="ce4"/>
          <table:table-cell table:style-name="Default" table:number-columns-repeated="3"/>
        </table:table-row>
        <calcext:conditional-formats>
          <calcext:conditional-format calcext:target-range-address="Sheet1.D2:Sheet1.D51">
            <calcext:color-scale>
              <calcext:color-scale-entry calcext:value="0" calcext:type="minimum" calcext:color="#f08a9e"/>
              <calcext:color-scale-entry calcext:value="50" calcext:type="number" calcext:color="#c3fbfe"/>
              <calcext:color-scale-entry calcext:value="0" calcext:type="maximum" calcext:color="#77de7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8:51:01.044676102</meta:creation-date>
    <meta:generator>LibreOffice/7.3.7.2$Linux_X86_64 LibreOffice_project/30$Build-2</meta:generator>
    <dc:date>2024-11-07T09:45:55.068105354</dc:date>
    <meta:editing-duration>PT22M41S</meta:editing-duration>
    <meta:editing-cycles>5</meta:editing-cycles>
    <meta:document-statistic meta:table-count="1" meta:cell-count="714" meta:object-count="0"/>
  </office:meta>
</office:document-meta>
</file>